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17"/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)/22" office:value-type="float" office:value="0.931818181818182" calcext:value-type="float">
            <text:p>0.93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 style:data-style-name="N2" text:time-value="14:18:16.972187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0-23T14:54:28.171528857</dc:date>
    <meta:editing-duration>PT11H38M21S</meta:editing-duration>
    <meta:editing-cycles>170</meta:editing-cycles>
    <meta:generator>LibreOffice/5.1.6.2$Linux_X86_64 LibreOffice_project/10m0$Build-2</meta:generator>
    <meta:document-statistic meta:table-count="1" meta:cell-count="435" meta:object-count="0"/>
  </office:meta>
</office:document-meta>
</file>